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35cm" draw:marker-start-width="0.252cm" draw:marker-end-width="0.252cm" draw:fill="solid" draw:fill-color="#cfe7f5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solid" draw:fill-color="#cfe7f5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draw:layer="layout" svg:width="2cm" svg:height="1.7cm" svg:x="8.8cm" svg:y="6.3cm">
          <text:p text:style-name="P1">File</text:p>
          <text:p text:style-name="P1">System</text:p>
        </draw:rect>
        <draw:rect draw:style-name="gr1" draw:text-style-name="P1" draw:layer="layout" svg:width="2cm" svg:height="1.7cm" svg:x="8.8cm" svg:y="8.8cm">
          <text:p text:style-name="P1">WAV</text:p>
          <text:p text:style-name="P1">Player</text:p>
        </draw:rect>
        <draw:rect draw:style-name="gr1" draw:text-style-name="P1" draw:layer="layout" svg:width="2cm" svg:height="1.7cm" svg:x="11.4cm" svg:y="8.8cm">
          <text:p text:style-name="P1">PWM</text:p>
        </draw:rect>
        <draw:rect draw:style-name="gr1" draw:text-style-name="P1" xml:id="id1" draw:id="id1" draw:layer="layout" svg:width="4.6cm" svg:height="1cm" svg:x="8.8cm" svg:y="11.2cm">
          <text:p text:style-name="P1">State Machine</text:p>
        </draw:rect>
        <draw:rect draw:style-name="gr1" draw:text-style-name="P1" draw:layer="layout" svg:width="4.6cm" svg:height="1cm" svg:x="8.8cm" svg:y="12.8cm">
          <text:p text:style-name="P1">Power Manager</text:p>
        </draw:rect>
        <draw:rect draw:style-name="gr1" draw:text-style-name="P1" draw:layer="layout" svg:width="2cm" svg:height="1.7cm" svg:x="5.7cm" svg:y="10.9cm">
          <text:p text:style-name="P1">Push</text:p>
          <text:p text:style-name="P1">Button</text:p>
        </draw:rect>
        <draw:line draw:style-name="gr2" draw:text-style-name="P2" draw:layer="layout" svg:x1="7.7cm" svg:y1="11.8cm" svg:x2="8.8cm" svg:y2="11.8cm">
          <text:p/>
        </draw:line>
        <draw:line draw:style-name="gr2" draw:text-style-name="P2" draw:layer="layout" svg:x1="9.8cm" svg:y1="11.2cm" svg:x2="9.8cm" svg:y2="10.5cm">
          <text:p/>
        </draw:line>
        <draw:line draw:style-name="gr2" draw:text-style-name="P2" draw:layer="layout" svg:x1="12.5cm" svg:y1="11.2cm" svg:x2="12.5cm" svg:y2="10.5cm">
          <text:p/>
        </draw:line>
        <draw:line draw:style-name="gr2" draw:text-style-name="P2" draw:layer="layout" svg:x1="9.7cm" svg:y1="8.8cm" svg:x2="9.7cm" svg:y2="8cm">
          <text:p/>
        </draw:line>
        <draw:line draw:style-name="gr2" draw:text-style-name="P2" draw:layer="layout" svg:x1="11.1cm" svg:y1="12.2cm" svg:x2="11.1cm" svg:y2="12.8cm">
          <text:p/>
        </draw:line>
        <draw:g>
          <draw:rect draw:style-name="gr3" draw:text-style-name="P2" draw:layer="layout" svg:width="0.4cm" svg:height="1.2cm" svg:x="14.2cm" svg:y="9cm">
            <text:p/>
          </draw:rect>
          <draw:line draw:style-name="gr4" draw:text-style-name="P2" draw:layer="layout" svg:x1="14.6cm" svg:y1="9cm" svg:x2="15cm" svg:y2="8.5cm">
            <text:p/>
          </draw:line>
          <draw:line draw:style-name="gr4" draw:text-style-name="P2" draw:layer="layout" svg:x1="14.6cm" svg:y1="10.2cm" svg:x2="15cm" svg:y2="10.6cm">
            <text:p/>
          </draw:line>
          <draw:line draw:style-name="gr4" draw:text-style-name="P2" draw:layer="layout" svg:x1="15cm" svg:y1="8.5cm" svg:x2="15cm" svg:y2="10.6cm">
            <text:p/>
          </draw:line>
        </draw:g>
        <draw:line draw:style-name="gr2" draw:text-style-name="P2" draw:layer="layout" svg:x1="13.4cm" svg:y1="9.6cm" svg:x2="14.2cm" svg:y2="9.6cm">
          <text:p/>
        </draw:line>
        <draw:rect draw:style-name="gr1" draw:text-style-name="P1" xml:id="id2" draw:id="id2" draw:layer="layout" svg:width="4.6cm" svg:height="1cm" svg:x="8.8cm" svg:y="4.5cm">
          <text:p text:style-name="P1">Flash Programmer</text:p>
        </draw:rect>
        <draw:rect draw:style-name="gr1" draw:text-style-name="P1" draw:layer="layout" svg:width="2cm" svg:height="1.7cm" svg:x="5.8cm" svg:y="4.1cm">
          <text:p text:style-name="P1">Serial</text:p>
          <text:p text:style-name="P1">Interface</text:p>
        </draw:rect>
        <draw:line draw:style-name="gr2" draw:text-style-name="P2" draw:layer="layout" svg:x1="7.8cm" svg:y1="5cm" svg:x2="8.8cm" svg:y2="5cm">
          <text:p/>
        </draw:line>
        <draw:line draw:style-name="gr2" draw:text-style-name="P2" draw:layer="layout" svg:x1="9.8cm" svg:y1="5.5cm" svg:x2="9.8cm" svg:y2="6.3cm">
          <text:p/>
        </draw:line>
        <draw:line draw:style-name="gr2" draw:text-style-name="P2" draw:layer="layout" svg:x1="10.8cm" svg:y1="9.6cm" svg:x2="11.4cm" svg:y2="9.6cm">
          <text:p/>
        </draw:line>
        <draw:connector draw:style-name="gr5" draw:text-style-name="P2" draw:layer="layout" draw:line-skew="1.599cm" svg:x1="13.4cm" svg:y1="11.7cm" svg:x2="13.4cm" svg:y2="5cm" draw:start-shape="id1" draw:start-glue-point="1" draw:end-shape="id2" draw:end-glue-point="1" svg:d="M13400 11700h2100v-6700h-2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urits van de Lande</meta:initial-creator>
    <meta:creation-date>2016-02-07T21:58:25.35</meta:creation-date>
    <dc:date>2016-02-07T22:51:28.28</dc:date>
    <dc:creator>Maurits van de Lande</dc:creator>
    <meta:editing-duration>PT53M</meta:editing-duration>
    <meta:editing-cycles>8</meta:editing-cycles>
    <meta:generator>OpenOffice/4.1.2$Win32 OpenOffice.org_project/412m3$Build-9782</meta:generator>
    <meta:document-statistic meta:object-count="23"/>
  </office:meta>
</office:document-meta>
</file>